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4.8854in"/>
    </style:style>
    <style:style style:name="Table1.1" style:family="table-row">
      <style:table-row-properties style:min-row-height="4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8pt" fo:font-weight="bold" officeooo:rsid="000bfb32" officeooo:paragraph-rsid="000bfb32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paragraph-rsid="000dbd9e"/>
    </style:style>
    <style:style style:name="P3" style:family="paragraph" style:parent-style-name="Table_20_Contents">
      <style:paragraph-properties fo:text-align="start" style:justify-single-word="false"/>
      <style:text-properties officeooo:paragraph-rsid="000eb982"/>
    </style:style>
    <style:style style:name="P4" style:family="paragraph" style:parent-style-name="Table_20_Contents">
      <style:paragraph-properties fo:text-align="start" style:justify-single-word="false"/>
      <style:text-properties officeooo:paragraph-rsid="0015f3f2"/>
    </style:style>
    <style:style style:name="P5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3pt" officeooo:rsid="000dbd9e" officeooo:paragraph-rsid="000dbd9e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3pt" officeooo:rsid="000dbd9e" officeooo:paragraph-rsid="000eb982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3pt" officeooo:rsid="001062b0" officeooo:paragraph-rsid="000eb982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3pt" officeooo:paragraph-rsid="0011aa85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3pt" officeooo:paragraph-rsid="000dbd9e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3pt" officeooo:paragraph-rsid="000eb982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3pt" officeooo:rsid="000eb982" officeooo:paragraph-rsid="000eb982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3pt" officeooo:rsid="000eb982" officeooo:paragraph-rsid="00106a7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3pt" fo:font-weight="bold" officeooo:rsid="000dbd9e" officeooo:paragraph-rsid="000eb982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officeooo:paragraph-rsid="000eb982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1pt" officeooo:paragraph-rsid="0012c1df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2pt" officeooo:rsid="000eb982" officeooo:paragraph-rsid="00106a7d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2pt" officeooo:rsid="000eb982" officeooo:paragraph-rsid="000eb98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 officeooo:rsid="00106a7d" officeooo:paragraph-rsid="00106a7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1" fo:font-size="13pt" officeooo:rsid="000eb982" officeooo:paragraph-rsid="000eb982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5f3f2" officeooo:paragraph-rsid="0015f3f2" style:font-weight-asian="normal" style:font-weight-complex="normal"/>
    </style:style>
    <style:style style:name="P22" style:family="paragraph" style:parent-style-name="Table_20_Contents">
      <style:text-properties fo:font-variant="normal" fo:text-transform="none" fo:color="#0e101a" style:text-line-through-style="none" style:text-line-through-type="none" fo:font-style="normal" style:text-underline-style="none" officeooo:rsid="001779db" officeooo:paragraph-rsid="0015f3f2" style:text-blinking="false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e101a" style:text-line-through-style="none" style:text-line-through-type="none" style:font-name="Arial1" fo:font-size="13pt" fo:font-style="normal" style:text-underline-style="none" officeooo:rsid="001779db" officeooo:paragraph-rsid="001779db" style:text-blinking="false" fo:background-color="transparent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800080" style:text-line-through-style="none" style:text-line-through-type="none" style:font-name="Arial1" fo:font-size="13pt" fo:font-style="normal" style:text-underline-style="none" fo:font-weight="bold" officeooo:rsid="000bfb32" officeooo:paragraph-rsid="000dbd9e" style:text-blinking="false" fo:background-color="transparent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800080" style:text-line-through-style="none" style:text-line-through-type="none" style:font-name="Arial1" fo:font-size="13pt" fo:font-style="normal" style:text-underline-style="none" fo:font-weight="normal" officeooo:rsid="001c8dd1" officeooo:paragraph-rsid="001c8dd1" style:text-blinking="false" fo:background-color="transparent" style:font-size-asian="13pt" style:font-weight-asian="normal" style:font-size-complex="13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eb982" officeooo:paragraph-rsid="000eb982" style:text-blinking="false" fo:background-color="transparent" style:font-size-asian="13pt" style:font-weight-asian="normal" style:font-size-complex="13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eb982" officeooo:paragraph-rsid="000eb982" style:text-blinking="false" fo:background-color="transparent" style:font-size-asian="13pt" style:font-weight-asian="normal" style:font-size-complex="1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15f3f2" officeooo:paragraph-rsid="0015f3f2" style:text-blinking="false" fo:background-color="transparent" style:font-size-asian="13pt" style:font-weight-asian="normal" style:font-size-complex="13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1779db" officeooo:paragraph-rsid="001779db" style:text-blinking="false" fo:background-color="transparent" style:font-size-asian="13pt" style:font-weight-asian="normal" style:font-size-complex="13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1779db" officeooo:paragraph-rsid="0018c874" style:text-blinking="false" fo:background-color="transparent" style:font-size-asian="13pt" style:font-weight-asian="normal" style:font-size-complex="13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18c874" officeooo:paragraph-rsid="0018c874" style:text-blinking="false" fo:background-color="transparent" style:font-size-asian="13pt" style:font-weight-asian="normal" style:font-size-complex="13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officeooo:rsid="000eb982" officeooo:paragraph-rsid="000eb982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2pt" officeooo:rsid="00106a7d" officeooo:paragraph-rsid="00106a7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2pt" officeooo:rsid="001c8dd1" officeooo:paragraph-rsid="001c8dd1" style:font-size-asian="12pt" style:font-size-complex="12pt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paragraph-rsid="000eb982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0dbd9e" officeooo:paragraph-rsid="000dbd9e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18c874" officeooo:paragraph-rsid="0018c874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color="#780373" fo:font-weight="bold" officeooo:rsid="000eb982" officeooo:paragraph-rsid="0018c874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780373" fo:font-weight="bold" officeooo:rsid="0018c874" officeooo:paragraph-rsid="0018c874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e101a" style:text-line-through-style="none" style:text-line-through-type="none" style:font-name="Arial1" fo:font-size="15pt" fo:font-style="normal" style:text-underline-style="none" fo:font-weight="bold" officeooo:rsid="000bfb32" officeooo:paragraph-rsid="000bfb32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e101a" style:text-line-through-style="none" style:text-line-through-type="none" style:font-name="Arial" fo:font-size="13pt" fo:font-style="normal" style:text-underline-style="none" fo:font-weight="bold" officeooo:rsid="000dbd9e" officeooo:paragraph-rsid="000dbd9e" style:text-blinking="false" fo:background-color="transparent" style:font-size-asian="13pt" style:font-weight-asian="bold" style:font-size-complex="13pt" style:font-weight-complex="bold"/>
    </style:style>
    <style:style style:name="P42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size="18pt" fo:font-weight="bold" officeooo:rsid="000bfb32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fo:font-weight="normal" officeooo:rsid="000bfb32" style:text-blinking="false" fo:background-color="transparent" loext:char-shading-value="0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bfb32" style:text-blinking="false" fo:background-color="transparent" loext:char-shading-value="0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0eb982" style:text-blinking="false" fo:background-color="transparent" loext:char-shading-value="0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bold" officeooo:rsid="001062b0" style:text-blinking="false" fo:background-color="transparent" loext:char-shading-value="0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bold" officeooo:rsid="001779db" style:text-blinking="false" fo:background-color="transparent" loext:char-shading-value="0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officeooo:rsid="001062b0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800080" style:text-line-through-style="none" style:text-line-through-type="none" style:font-name="Arial1" fo:font-size="13pt" fo:font-style="normal" style:text-underline-style="none" fo:font-weight="bold" officeooo:rsid="000bfb32" style:text-blinking="false" fo:background-color="transparent" loext:char-shading-value="0" style:font-size-asian="13pt" style:font-weight-asian="bold" style:font-size-complex="13pt" style:font-weight-complex="bold"/>
    </style:style>
    <style:style style:name="T12" style:family="text">
      <style:text-properties style:font-size-asian="13pt" style:font-size-complex="13pt"/>
    </style:style>
    <style:style style:name="T13" style:family="text">
      <style:text-properties officeooo:rsid="000dbd9e" style:font-size-asian="13pt" style:font-size-complex="13pt"/>
    </style:style>
    <style:style style:name="T14" style:family="text">
      <style:text-properties officeooo:rsid="000eb982" style:font-size-asian="13pt" style:font-size-complex="13pt"/>
    </style:style>
    <style:style style:name="T15" style:family="text">
      <style:text-properties officeooo:rsid="0011aa85" style:font-size-asian="13pt" style:font-size-complex="13pt"/>
    </style:style>
    <style:style style:name="T16" style:family="text">
      <style:text-properties fo:font-weight="bold" style:font-size-asian="13pt" style:font-weight-asian="bold" style:font-size-complex="13pt" style:font-weight-complex="bold"/>
    </style:style>
    <style:style style:name="T17" style:family="text">
      <style:text-properties fo:font-weight="bold" officeooo:rsid="000dbd9e" style:font-size-asian="13pt" style:font-weight-asian="bold" style:font-size-complex="13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800080"/>
    </style:style>
    <style:style style:name="T20" style:family="text">
      <style:text-properties fo:color="#800080" style:font-name="Arial1" fo:font-size="13pt" fo:font-weight="bold" officeooo:rsid="000dbd9e" style:font-size-asian="13pt" style:font-weight-asian="bold" style:font-size-complex="13pt" style:font-weight-complex="bold"/>
    </style:style>
    <style:style style:name="T21" style:family="text">
      <style:text-properties fo:color="#800080" style:font-name="Arial1" fo:font-weight="bold" style:font-weight-asian="bold" style:font-weight-complex="bold"/>
    </style:style>
    <style:style style:name="T22" style:family="text">
      <style:text-properties fo:color="#800080" fo:font-weight="bold" style:font-weight-asian="bold" style:font-weight-complex="bold"/>
    </style:style>
    <style:style style:name="T23" style:family="text">
      <style:text-properties fo:color="#800080" fo:font-weight="bold" style:font-size-asian="13pt" style:font-weight-asian="bold" style:font-size-complex="13pt" style:font-weight-complex="bold"/>
    </style:style>
    <style:style style:name="T24" style:family="text">
      <style:text-properties fo:color="#800080" fo:font-weight="bold" officeooo:rsid="000dbd9e" style:font-size-asian="13pt" style:font-weight-asian="bold" style:font-size-complex="13pt" style:font-weight-complex="bold"/>
    </style:style>
    <style:style style:name="T25" style:family="text">
      <style:text-properties style:font-name="Arial1"/>
    </style:style>
    <style:style style:name="T26" style:family="text">
      <style:text-properties style:font-name="Arial1" fo:font-size="13pt" style:font-size-asian="13pt" style:font-size-complex="13pt"/>
    </style:style>
    <style:style style:name="T27" style:family="text">
      <style:text-properties style:font-name="Arial1" fo:font-size="13pt" officeooo:rsid="000eb982" style:font-size-asian="13pt" style:font-size-complex="13pt"/>
    </style:style>
    <style:style style:name="T28" style:family="text">
      <style:text-properties style:font-name="Arial1" fo:font-size="13pt" officeooo:rsid="000dbd9e" style:font-size-asian="13pt" style:font-size-complex="13pt"/>
    </style:style>
    <style:style style:name="T29" style:family="text">
      <style:text-properties style:font-name="Arial1" fo:font-size="13pt" officeooo:rsid="0011aa85" style:font-size-asian="13pt" style:font-size-complex="13pt"/>
    </style:style>
    <style:style style:name="T30" style:family="text">
      <style:text-properties style:font-name="Arial1" fo:font-size="13pt" officeooo:rsid="0018c874" style:font-size-asian="13pt" style:font-size-complex="13pt"/>
    </style:style>
    <style:style style:name="T31" style:family="text">
      <style:text-properties style:font-name="Arial1" fo:font-size="13pt" fo:font-weight="bold" officeooo:rsid="000dbd9e" style:font-size-asian="13pt" style:font-weight-asian="bold" style:font-size-complex="13pt" style:font-weight-complex="bold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style:font-size-asian="13pt" style:font-size-complex="13pt"/>
    </style:style>
    <style:style style:name="T34" style:family="text">
      <style:text-properties officeooo:rsid="001779db"/>
    </style:style>
    <style:style style:name="T35" style:family="text">
      <style:text-properties officeooo:rsid="0018c8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<text:bookmark text:name="docs-internal-guid-af8e1ad4-7fff-0139-ea5b-e17526d7f35d"/> 8</text:p>
      <text:p text:style-name="P40">Methodology: 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Robot Control</text:p>
          </table:table-cell>
          <table:table-cell table:style-name="Table1.B1" office:value-type="string">
            <text:p text:style-name="P36"><text:span text:style-name="T21">Node</text:span><text:span text:style-name="T25">: ControlSubscribed topics: None</text:span></text:p>
            <text:p text:style-name="P10"><text:span text:style-name="T24">Published <text:s/>topics</text:span><text:span text:style-name="T17">:</text:span><text:span text:style-name="T13"> /robot/robotnik_base_contol/cmd_vel</text:span></text:p>
            <text:p text:style-name="P12"><text:span text:style-name="T24">P</text:span><text:span text:style-name="T23">arameters</text:span><text:span text:style-name="T16">:</text:span><text:span text:style-name="T12"> </text:span></text:p>
            <text:p text:style-name="P12"><text:span text:style-name="T33">M</text:span><text:span text:style-name="T32">AX_LIN_VEL</text:span></text:p>
            <text:p text:style-name="P32">MAX_LIN_VEL</text:p>
            <text:p text:style-name="P32">LIN_VEL_STEP_SIZE</text:p>
            <text:p text:style-name="P32">ANG_VEL_STEP_SIZE</text:p>
            <text:p text:style-name="P24">Methodology: </text:p>
            <text:list xml:id="list687745973" text:style-name="L1">
              <text:list-item>
                <text:p text:style-name="P35"><text:span text:style-name="T3">f</text:span><text:span text:style-name="T4">unction getKey() → key</text:span></text:p>
              </text:list-item>
            </text:list>
            <text:p text:style-name="P20"><text:span text:style-name="T2">u</text:span><text:span text:style-name="T1">sing tty stdin to read the input as a list of all keys have been pressed process the fist key.</text:span></text:p>
            <text:list xml:id="list763174094" text:style-name="L2">
              <text:list-item>
                <text:p text:style-name="P26">Main() → publish</text:p>
              </text:list-item>
            </text:list>
            <text:p text:style-name="P27">call the getkey at beginning. based on the key returned, do a check to increase linear or angular velocities but within the range.</text:p>
            <text:p text:style-name="P27">If no key pressed for short time which we simulate with status </text:p>
            <text:p text:style-name="P27">if status reached 10 then <text:s/>both linear and angular velocities decayes to 0.</text:p>
          </table:table-cell>
        </table:table-row>
        <table:table-row table:style-name="TableLine94202235911536">
          <table:table-cell table:style-name="Table1.A2" office:value-type="string">
            <text:p text:style-name="P8"><text:span text:style-name="T10">Sensor Incorporating and Alignment</text:span> </text:p>
          </table:table-cell>
          <table:table-cell table:style-name="Table1.B2" office:value-type="string">
            <text:p text:style-name="P39"><text:span text:style-name="T28"/></text:p>
            <text:p text:style-name="P38"><text:span text:style-name="T28">E</text:span><text:span text:style-name="T26">xternal Package</text:span></text:p>
            <text:p text:style-name="P38"><text:span text:style-name="T30">This package used for combine the bose laser data in one topic only.</text:span></text:p>
            <text:p text:style-name="P38"><text:span text:style-name="T30"/></text:p>
            <text:p text:style-name="P3"><text:span text:style-name="T20">Node</text:span><text:span text:style-name="T31">:</text:span><text:span text:style-name="T28"> </text:span><text:span text:style-name="T27">ira_laser_tools</text:span></text:p>
            <text:p text:style-name="P14"><text:span text:style-name="T19">Subscribed topics</text:span>: </text:p>
            <text:p text:style-name="P7">/robot/front_laser/scan</text:p>
            <text:p text:style-name="P7">/robot/rear_laser/scan</text:p>
            <text:p text:style-name="P11"><text:span text:style-name="T24">Published <text:s/>topics</text:span><text:span text:style-name="T17">:</text:span><text:span text:style-name="T13"> /scan_multi <text:s/>, /</text:span><text:span text:style-name="T14">merged_cloud</text:span></text:p>
            <text:p text:style-name="P13"><text:span text:style-name="T24">P</text:span><text:span text:style-name="T23">arameters</text:span><text:span text:style-name="T16">:</text:span><text:span text:style-name="T12"> </text:span></text:p>
            <text:p text:style-name="P17">destination_frame</text:p>
            <text:p text:style-name="P18">angle_min</text:p>
            <text:p text:style-name="P18">angle_min</text:p>
            <text:p text:style-name="P19">angle_max</text:p>
            <text:p text:style-name="P19">angle_increment</text:p>
            <text:p text:style-name="P19">scan_time</text:p>
            <text:p text:style-name="P19">range_min</text:p>
            <text:p text:style-name="P19">range_max</text:p>
            <text:p text:style-name="P19"/>
            <text:p text:style-name="P34">Then use message_filters library in python to combine the odom and laser scan data and then publish to one topic.</text:p>
            <text:p text:style-name="P19"><text:soft-page-break/></text:p>
          </table:table-cell>
        </table:table-row>
        <table:table-row table:style-name="TableLine94202235978592">
          <table:table-cell table:style-name="Table1.A2" office:value-type="string">
            <text:p text:style-name="P9"><text:s/><text:span text:style-name="T10">Mapping with known poses</text:span></text:p>
          </table:table-cell>
          <table:table-cell table:style-name="Table1.B2" office:value-type="string">
            <text:p text:style-name="P2"><text:span text:style-name="T20">Node</text:span><text:span text:style-name="T28">: </text:span><text:span text:style-name="T29">mapping</text:span></text:p>
            <text:p text:style-name="P6"><text:span text:style-name="T22">Subscribed topics</text:span><text:span text:style-name="T18">:</text:span> /scan_multi</text:p>
            <text:p text:style-name="P10"><text:span text:style-name="T24">Published <text:s/>topics</text:span><text:span text:style-name="T17">:</text:span><text:span text:style-name="T13"> /</text:span><text:span text:style-name="T15">Map_known_Pose</text:span></text:p>
            <text:p text:style-name="P12"><text:span text:style-name="T24">P</text:span><text:span text:style-name="T23">arameters</text:span><text:span text:style-name="T16">:</text:span><text:span text:style-name="T12"> </text:span></text:p>
            <text:p text:style-name="P15">sensor_model_p_occ <text:s text:c="8"/>value="0.75</text:p>
            <text:p text:style-name="P15">sensor_model_p_free" <text:s text:c="6"/>value="0.45"</text:p>
            <text:p text:style-name="P15">sensor_model_p_prior" <text:s text:c="5"/>value="0.5"</text:p>
            <text:p text:style-name="P15">robot_frame" <text:s text:c="22"/>value="robot_base_link"</text:p>
            <text:p text:style-name="P15">map_frame" <text:s text:c="23"/>value="robot_map"</text:p>
            <text:p text:style-name="P15">map_center_x" <text:s text:c="19"/>value="-50.0"</text:p>
            <text:p text:style-name="P16">map_center_y" <text:s text:c="19"/>value="-50.0"</text:p>
            <text:p text:style-name="P16">map_size_x" <text:s text:c="22"/>value="100.0"</text:p>
            <text:p text:style-name="P16">map_size_y" <text:s text:c="22"/>value="100.0"</text:p>
            <text:p text:style-name="P16">map_resolution" <text:s text:c="17"/>value="0.08"</text:p>
            <text:p text:style-name="P15">map_publish_freq" <text:s text:c="13"/>value="2"</text:p>
            <text:p text:style-name="P15">update_movement" <text:s text:c="12"/>value="0.03"</text:p>
            <text:p text:style-name="P15"/>
            <text:p text:style-name="P4"><text:span text:style-name="T11">Methodology: </text:span><text:span text:style-name="T5">Occupancy grid mapping </text:span><text:span text:style-name="T6">with some modifications</text:span></text:p>
            <text:p text:style-name="P21"><text:span text:style-name="T8">T</text:span><text:span text:style-name="T7">he above are the parameters that algorithm needs to work.</text:span></text:p>
            <text:p text:style-name="P28">1- we get the robot position from the ground truth we have in the simulation which is the location of the robot base frame “robot_base_link” and the fixed frame in the environment “robot_map” <text:span text:style-name="T34">by publishing tf transfom between the two frames we get the robot true position and orientation.</text:span></text:p>
            <text:p text:style-name="P28"/>
            <text:p text:style-name="P29">2- every callback from the laser topic, get the true robot position and orientation then scan all the laser data which in the form of ( angle,distance)</text:p>
            <text:p text:style-name="P29">- update the angle with the information you know about the robot orientation.</text:p>
            <text:p text:style-name="P29">- Get the x , y associated with each laser beam (object location in meters)</text:p>
            <text:p text:style-name="P29">- convert object location to indices, call bresenham to construct line from robot cell to object cell.</text:p>
            <text:p text:style-name="P29">- <text:span text:style-name="T35">for each point in the returned line pixels :</text:span></text:p>
            <text:p text:style-name="P29"><text:s text:c="2"/><text:span text:style-name="T35">cell += inverse(free_probability) – inverse(prior_probability)</text:span></text:p>
            <text:p text:style-name="P29">- <text:span text:style-name="T35">except for the last cell (hit cell) </text:span></text:p>
            <text:p text:style-name="P30"><text:span text:style-name="T35"><text:s text:c="2"/>cell += inverse(occ_probability) – inverse(prior_probability)</text:span></text:p>
            <text:p text:style-name="P29"/>
            <text:p text:style-name="P31">3- after processing all laser data:</text:p>
            <text:p text:style-name="P31"><text:s text:c="4"/>retrieve P for all cells values and multiply by 100 and store in list int8 which is the type of the occupancy grid</text:p>
            <text:p text:style-name="P31"/>
            <text:p text:style-name="P31">4- publich the map.</text:p>
            <text:p text:style-name="P25">For bresenham algorithm we used it from geeksforgeeks.</text:p>
            <text:p text:style-name="P31"/>
            <text:p text:style-name="P37"><text:soft-page-break/><text:span text:style-name="T9"/></text:p>
          </table:table-cell>
        </table:table-row>
        <table:table-row table:style-name="TableLine9420223598051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41"/>
      <text:list xml:id="list1551259241" text:style-name="L3">
        <text:list-item>
          <text:list>
            <text:list-header>
              <text:p text:style-name="P42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3:41:21.292923769</meta:creation-date>
    <dc:date>2023-01-01T01:07:17.298099992</dc:date>
    <meta:editing-duration>PT5H43M12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3" meta:paragraph-count="67" meta:word-count="396" meta:character-count="2966" meta:non-whitespace-character-count="2426"/>
  </office:meta>
</office:document-meta>
</file>